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12in" svg:height="3.5413in" svg:x="0.1075in" svg:y="5.1559in">
            <draw:object draw:notify-on-update-of-ranges="Sheet1.A1:Sheet1.A27 Sheet1.G1:Sheet1.G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127-LOG(128/([.A1] + 7))*(100)" office:value-type="float" office:value="0.788807036638858" calcext:value-type="float">
            <text:p>0.788807036638858</text:p>
          </table:table-cell>
          <table:table-cell table:formula="of:= 40 * LOG10([.A1]/127)" office:value-type="string" office:string-value="" calcext:value-type="error">
            <text:p>Err:502</text:p>
          </table:table-cell>
          <table:table-cell table:formula="of:=LOG10( 2 * ([.A1] / 127))*20" office:value-type="string" office:string-value="" calcext:value-type="error">
            <text:p>Err:502</text:p>
          </table:table-cell>
          <table:table-cell table:formula="of:=127-LOG(128/([.D1] + 1))*(100)" office:value-type="string" office:string-value="" calcext:value-type="error">
            <text:p>Err:502</text:p>
          </table:table-cell>
          <table:table-cell table:formula="of:=EXP([.$A1]/50)*11-11" office:value-type="float" office:value="0" calcext:value-type="float">
            <text:p>0</text:p>
          </table:table-cell>
          <table:table-cell table:formula="of:=EXP([.A1]/127)*75-75" office:value-type="float" office:value="0" calcext:value-type="float">
            <text:p>0</text:p>
          </table:table-cell>
          <table:table-cell table:formula="of:=EXP([.A1]/60)*17-17" office:value-type="float" office:value="0" calcext:value-type="float">
            <text:p>0</text:p>
          </table:table-cell>
          <table:table-cell table:formula="of:=EXP([.$A1]/32)*2.5-2.5" office:value-type="float" office:value="0" calcext:value-type="float">
            <text:p>0</text:p>
          </table:table-cell>
          <table:table-cell table:formula="of:=EXP([.$A1]/42)*6.5-6.5" office:value-type="float" office:value="0" calcext:value-type="float">
            <text:p>0</text:p>
          </table:table-cell>
          <table:table-cell table:formula="of:=EXP([.$A1]/80)*33-3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127-LOG(128/([.A2] + 7))*(100)" office:value-type="float" office:value="24.1971276399757" calcext:value-type="float">
            <text:p>24.1971276399757</text:p>
          </table:table-cell>
          <table:table-cell table:formula="of:= 40 * LOG10([.A2]/127)" office:value-type="float" office:value="-56.1933486647975" calcext:value-type="float">
            <text:p>-56.1933486647975</text:p>
          </table:table-cell>
          <table:table-cell table:formula="of:=LOG10( 2 * ([.A2] / 127))*20" office:value-type="float" office:value="-22.0760744191191" calcext:value-type="float">
            <text:p>-22.0760744191191</text:p>
          </table:table-cell>
          <table:table-cell/>
          <table:table-cell table:formula="of:=EXP([.$A2]/50)*11-11" office:value-type="float" office:value="1.15688009883213" calcext:value-type="float">
            <text:p>1.15688009883213</text:p>
          </table:table-cell>
          <table:table-cell table:formula="of:=EXP([.A2]/127)*75-75" office:value-type="float" office:value="3.01165138591273" calcext:value-type="float">
            <text:p>3.01165138591273</text:p>
          </table:table-cell>
          <table:table-cell table:formula="of:=EXP([.A2]/60)*17-17" office:value-type="float" office:value="1.47736884186089" calcext:value-type="float">
            <text:p>1.47736884186089</text:p>
          </table:table-cell>
          <table:table-cell table:formula="of:=EXP([.$A2]/32)*2.5-2.5" office:value-type="float" office:value="0.422796115423761" calcext:value-type="float">
            <text:p>0.422796115423761</text:p>
          </table:table-cell>
          <table:table-cell table:formula="of:=EXP([.$A2]/42)*6.5-6.5" office:value-type="float" office:value="0.821753115483379" calcext:value-type="float">
            <text:p>0.821753115483379</text:p>
          </table:table-cell>
          <table:table-cell table:formula="of:=EXP([.$A2]/80)*33-33" office:value-type="float" office:value="2.12831714428935" calcext:value-type="float">
            <text:p>2.12831714428935</text:p>
          </table:table-cell>
        </table:table-row>
        <table:table-row table:style-name="ro1">
          <table:table-cell table:formula="of:=[.A2]+5" office:value-type="float" office:value="10" calcext:value-type="float">
            <text:p>10</text:p>
          </table:table-cell>
          <table:table-cell/>
          <table:table-cell table:formula="of:=127-LOG(128/([.A3] + 7))*(100)" office:value-type="float" office:value="39.3238951730406" calcext:value-type="float">
            <text:p>39.3238951730406</text:p>
          </table:table-cell>
          <table:table-cell table:formula="of:= 40 * LOG10([.A3]/127)" office:value-type="float" office:value="-44.1521488382383" calcext:value-type="float">
            <text:p>-44.1521488382383</text:p>
          </table:table-cell>
          <table:table-cell table:formula="of:=LOG10( 2 * ([.A3] / 127))*20" office:value-type="float" office:value="-16.0554745058395" calcext:value-type="float">
            <text:p>-16.0554745058395</text:p>
          </table:table-cell>
          <table:table-cell/>
          <table:table-cell table:formula="of:=EXP([.$A3]/50)*11-11" office:value-type="float" office:value="2.43543033976187" calcext:value-type="float">
            <text:p>2.43543033976187</text:p>
          </table:table-cell>
          <table:table-cell table:formula="of:=EXP([.A3]/127)*75-75" office:value-type="float" office:value="6.14423669276239" calcext:value-type="float">
            <text:p>6.14423669276239</text:p>
          </table:table-cell>
          <table:table-cell table:formula="of:=EXP([.A3]/60)*17-17" office:value-type="float" office:value="3.08312701871598" calcext:value-type="float">
            <text:p>3.08312701871598</text:p>
          </table:table-cell>
          <table:table-cell table:formula="of:=EXP([.$A3]/32)*2.5-2.5" office:value-type="float" office:value="0.917094852934491" calcext:value-type="float">
            <text:p>0.917094852934491</text:p>
          </table:table-cell>
          <table:table-cell table:formula="of:=EXP([.$A3]/42)*6.5-6.5" office:value-type="float" office:value="1.74739518216778" calcext:value-type="float">
            <text:p>1.74739518216778</text:p>
          </table:table-cell>
          <table:table-cell table:formula="of:=EXP([.$A3]/80)*33-33" office:value-type="float" office:value="4.39389895120527" calcext:value-type="float">
            <text:p>4.39389895120527</text:p>
          </table:table-cell>
        </table:table-row>
        <table:table-row table:style-name="ro1">
          <table:table-cell table:formula="of:=[.A3]+5" office:value-type="float" office:value="15" calcext:value-type="float">
            <text:p>15</text:p>
          </table:table-cell>
          <table:table-cell/>
          <table:table-cell table:formula="of:=127-LOG(128/([.A4] + 7))*(100)" office:value-type="float" office:value="50.5212711174338" calcext:value-type="float">
            <text:p>50.5212711174338</text:p>
          </table:table-cell>
          <table:table-cell table:formula="of:= 40 * LOG10([.A4]/127)" office:value-type="float" office:value="-37.108498476011" calcext:value-type="float">
            <text:p>-37.108498476011</text:p>
          </table:table-cell>
          <table:table-cell table:formula="of:=LOG10( 2 * ([.A4] / 127))*20" office:value-type="float" office:value="-12.5336493247259" calcext:value-type="float">
            <text:p>-12.5336493247259</text:p>
          </table:table-cell>
          <table:table-cell/>
          <table:table-cell table:formula="of:=EXP([.$A4]/50)*11-11" office:value-type="float" office:value="3.84844688333603" calcext:value-type="float">
            <text:p>3.84844688333603</text:p>
          </table:table-cell>
          <table:table-cell table:formula="of:=EXP([.A4]/127)*75-75" office:value-type="float" office:value="9.40261206469025" calcext:value-type="float">
            <text:p>9.40261206469025</text:p>
          </table:table-cell>
          <table:table-cell table:formula="of:=EXP([.A4]/60)*17-17" office:value-type="float" office:value="4.8284320836916" calcext:value-type="float">
            <text:p>4.8284320836916</text:p>
          </table:table-cell>
          <table:table-cell table:formula="of:=EXP([.$A4]/32)*2.5-2.5" office:value-type="float" office:value="1.49498862487658" calcext:value-type="float">
            <text:p>1.49498862487658</text:p>
          </table:table-cell>
          <table:table-cell table:formula="of:=EXP([.$A4]/42)*6.5-6.5" office:value-type="float" office:value="2.79006021071686" calcext:value-type="float">
            <text:p>2.79006021071686</text:p>
          </table:table-cell>
          <table:table-cell table:formula="of:=EXP([.$A4]/80)*33-33" office:value-type="float" office:value="6.80559823089237" calcext:value-type="float">
            <text:p>6.80559823089237</text:p>
          </table:table-cell>
        </table:table-row>
        <table:table-row table:style-name="ro1">
          <table:table-cell table:formula="of:=[.A4]+5" office:value-type="float" office:value="20" calcext:value-type="float">
            <text:p>20</text:p>
          </table:table-cell>
          <table:table-cell/>
          <table:table-cell table:formula="of:=127-LOG(128/([.A5] + 7))*(100)" office:value-type="float" office:value="59.4153794511119" calcext:value-type="float">
            <text:p>59.4153794511119</text:p>
          </table:table-cell>
          <table:table-cell table:formula="of:= 40 * LOG10([.A5]/127)" office:value-type="float" office:value="-32.110949011679" calcext:value-type="float">
            <text:p>-32.110949011679</text:p>
          </table:table-cell>
          <table:table-cell table:formula="of:=LOG10( 2 * ([.A5] / 127))*20" office:value-type="float" office:value="-10.0348745925599" calcext:value-type="float">
            <text:p>-10.0348745925599</text:p>
          </table:table-cell>
          <table:table-cell/>
          <table:table-cell table:formula="of:=EXP([.$A5]/50)*11-11" office:value-type="float" office:value="5.41007167405397" calcext:value-type="float">
            <text:p>5.41007167405397</text:p>
          </table:table-cell>
          <table:table-cell table:formula="of:=EXP([.A5]/127)*75-75" office:value-type="float" office:value="12.791828646014" calcext:value-type="float">
            <text:p>12.791828646014</text:p>
          </table:table-cell>
          <table:table-cell table:formula="of:=EXP([.A5]/60)*17-17" office:value-type="float" office:value="6.72541122646352" calcext:value-type="float">
            <text:p>6.72541122646352</text:p>
          </table:table-cell>
          <table:table-cell table:formula="of:=EXP([.$A5]/32)*2.5-2.5" office:value-type="float" office:value="2.17061489358056" calcext:value-type="float">
            <text:p>2.17061489358056</text:p>
          </table:table-cell>
          <table:table-cell table:formula="of:=EXP([.$A5]/42)*6.5-6.5" office:value-type="float" office:value="3.9645426601299" calcext:value-type="float">
            <text:p>3.9645426601299</text:p>
          </table:table-cell>
          <table:table-cell table:formula="of:=EXP([.$A5]/80)*33-33" office:value-type="float" office:value="9.37283875069547" calcext:value-type="float">
            <text:p>9.37283875069547</text:p>
          </table:table-cell>
        </table:table-row>
        <table:table-row table:style-name="ro1">
          <table:table-cell table:formula="of:=[.A5]+5" office:value-type="float" office:value="25" calcext:value-type="float">
            <text:p>25</text:p>
          </table:table-cell>
          <table:table-cell/>
          <table:table-cell table:formula="of:=127-LOG(128/([.A6] + 7))*(100)" office:value-type="float" office:value="66.7940008672038" calcext:value-type="float">
            <text:p>66.7940008672038</text:p>
          </table:table-cell>
          <table:table-cell table:formula="of:= 40 * LOG10([.A6]/127)" office:value-type="float" office:value="-28.2345484913568" calcext:value-type="float">
            <text:p>-28.2345484913568</text:p>
          </table:table-cell>
          <table:table-cell table:formula="of:=LOG10( 2 * ([.A6] / 127))*20" office:value-type="float" office:value="-8.09667433239876" calcext:value-type="float">
            <text:p>-8.09667433239876</text:p>
          </table:table-cell>
          <table:table-cell/>
          <table:table-cell table:formula="of:=EXP([.$A6]/50)*11-11" office:value-type="float" office:value="7.13593397770141" calcext:value-type="float">
            <text:p>7.13593397770141</text:p>
          </table:table-cell>
          <table:table-cell table:formula="of:=EXP([.A6]/127)*75-75" office:value-type="float" office:value="16.3171404115284" calcext:value-type="float">
            <text:p>16.3171404115284</text:p>
          </table:table-cell>
          <table:table-cell table:formula="of:=EXP([.A6]/60)*17-17" office:value-type="float" office:value="8.78724553859963" calcext:value-type="float">
            <text:p>8.78724553859963</text:p>
          </table:table-cell>
          <table:table-cell table:formula="of:=EXP([.$A6]/32)*2.5-2.5" office:value-type="float" office:value="2.96050202703904" calcext:value-type="float">
            <text:p>2.96050202703904</text:p>
          </table:table-cell>
          <table:table-cell table:formula="of:=EXP([.$A6]/42)*6.5-6.5" office:value-type="float" office:value="5.28750735752535" calcext:value-type="float">
            <text:p>5.28750735752535</text:p>
          </table:table-cell>
          <table:table-cell table:formula="of:=EXP([.$A6]/80)*33-33" office:value-type="float" office:value="12.1056520587353" calcext:value-type="float">
            <text:p>12.1056520587353</text:p>
          </table:table-cell>
        </table:table-row>
        <table:table-row table:style-name="ro1">
          <table:table-cell table:formula="of:=[.A6]+5" office:value-type="float" office:value="30" calcext:value-type="float">
            <text:p>30</text:p>
          </table:table-cell>
          <table:table-cell/>
          <table:table-cell table:formula="of:=127-LOG(128/([.A7] + 7))*(100)" office:value-type="float" office:value="73.0991754419127" calcext:value-type="float">
            <text:p>73.0991754419127</text:p>
          </table:table-cell>
          <table:table-cell table:formula="of:= 40 * LOG10([.A7]/127)" office:value-type="float" office:value="-25.0672986494518" calcext:value-type="float">
            <text:p>-25.0672986494518</text:p>
          </table:table-cell>
          <table:table-cell table:formula="of:=LOG10( 2 * ([.A7] / 127))*20" office:value-type="float" office:value="-6.51304941144626" calcext:value-type="float">
            <text:p>-6.51304941144626</text:p>
          </table:table-cell>
          <table:table-cell/>
          <table:table-cell table:formula="of:=EXP([.$A7]/50)*11-11" office:value-type="float" office:value="9.0433068042956" calcext:value-type="float">
            <text:p>9.0433068042956</text:p>
          </table:table-cell>
          <table:table-cell table:formula="of:=EXP([.A7]/127)*75-75" office:value-type="float" office:value="19.9840123112346" calcext:value-type="float">
            <text:p>19.9840123112346</text:p>
          </table:table-cell>
          <table:table-cell table:formula="of:=EXP([.A7]/60)*17-17" office:value-type="float" office:value="11.0282616019022" calcext:value-type="float">
            <text:p>11.0282616019022</text:p>
          </table:table-cell>
          <table:table-cell table:formula="of:=EXP([.$A7]/32)*2.5-2.5" office:value-type="float" office:value="3.88397364515732" calcext:value-type="float">
            <text:p>3.88397364515732</text:p>
          </table:table-cell>
          <table:table-cell table:formula="of:=EXP([.$A7]/42)*6.5-6.5" office:value-type="float" office:value="6.77772595672992" calcext:value-type="float">
            <text:p>6.77772595672992</text:p>
          </table:table-cell>
          <table:table-cell table:formula="of:=EXP([.$A7]/80)*33-33" office:value-type="float" office:value="15.0147166824006" calcext:value-type="float">
            <text:p>15.0147166824006</text:p>
          </table:table-cell>
        </table:table-row>
        <table:table-row table:style-name="ro1">
          <table:table-cell table:formula="of:=[.A7]+5" office:value-type="float" office:value="35" calcext:value-type="float">
            <text:p>35</text:p>
          </table:table-cell>
          <table:table-cell/>
          <table:table-cell table:formula="of:=127-LOG(128/([.A8] + 7))*(100)" office:value-type="float" office:value="78.6039320750032" calcext:value-type="float">
            <text:p>78.6039320750032</text:p>
          </table:table-cell>
          <table:table-cell table:formula="of:= 40 * LOG10([.A8]/127)" office:value-type="float" office:value="-22.3894270642273" calcext:value-type="float">
            <text:p>-22.3894270642273</text:p>
          </table:table-cell>
          <table:table-cell table:formula="of:=LOG10( 2 * ([.A8] / 127))*20" office:value-type="float" office:value="-5.174113618834" calcext:value-type="float">
            <text:p>-5.174113618834</text:p>
          </table:table-cell>
          <table:table-cell/>
          <table:table-cell table:formula="of:=EXP([.$A8]/50)*11-11" office:value-type="float" office:value="11.1512797821752" calcext:value-type="float">
            <text:p>11.1512797821752</text:p>
          </table:table-cell>
          <table:table-cell table:formula="of:=EXP([.A8]/127)*75-75" office:value-type="float" office:value="23.7981287421237" calcext:value-type="float">
            <text:p>23.7981287421237</text:p>
          </table:table-cell>
          <table:table-cell table:formula="of:=EXP([.A8]/60)*17-17" office:value-type="float" office:value="13.4640310361478" calcext:value-type="float">
            <text:p>13.4640310361478</text:p>
          </table:table-cell>
          <table:table-cell table:formula="of:=EXP([.$A8]/32)*2.5-2.5" office:value-type="float" office:value="4.96362134841339" calcext:value-type="float">
            <text:p>4.96362134841339</text:p>
          </table:table-cell>
          <table:table-cell table:formula="of:=EXP([.$A8]/42)*6.5-6.5" office:value-type="float" office:value="8.45634329080336" calcext:value-type="float">
            <text:p>8.45634329080336</text:p>
          </table:table-cell>
          <table:table-cell table:formula="of:=EXP([.$A8]/80)*33-33" office:value-type="float" office:value="18.1113998549264" calcext:value-type="float">
            <text:p>18.1113998549264</text:p>
          </table:table-cell>
        </table:table-row>
        <table:table-row table:style-name="ro1">
          <table:table-cell table:formula="of:=[.A8]+5" office:value-type="float" office:value="40" calcext:value-type="float">
            <text:p>40</text:p>
          </table:table-cell>
          <table:table-cell/>
          <table:table-cell table:formula="of:=127-LOG(128/([.A9] + 7))*(100)" office:value-type="float" office:value="83.4887888287849" calcext:value-type="float">
            <text:p>83.4887888287849</text:p>
          </table:table-cell>
          <table:table-cell table:formula="of:= 40 * LOG10([.A9]/127)" office:value-type="float" office:value="-20.0697491851198" calcext:value-type="float">
            <text:p>-20.0697491851198</text:p>
          </table:table-cell>
          <table:table-cell table:formula="of:=LOG10( 2 * ([.A9] / 127))*20" office:value-type="float" office:value="-4.01427467928027" calcext:value-type="float">
            <text:p>-4.01427467928027</text:p>
          </table:table-cell>
          <table:table-cell/>
          <table:table-cell table:formula="of:=EXP([.$A9]/50)*11-11" office:value-type="float" office:value="13.4809502134171" calcext:value-type="float">
            <text:p>13.4809502134171</text:p>
          </table:table-cell>
          <table:table-cell table:formula="of:=EXP([.A9]/127)*75-75" office:value-type="float" office:value="27.7654023601477" calcext:value-type="float">
            <text:p>27.7654023601477</text:p>
          </table:table-cell>
          <table:table-cell table:formula="of:=EXP([.A9]/60)*17-17" office:value-type="float" office:value="16.1114786979295" calcext:value-type="float">
            <text:p>16.1114786979295</text:p>
          </table:table-cell>
          <table:table-cell table:formula="of:=EXP([.$A9]/32)*2.5-2.5" office:value-type="float" office:value="6.2258573936546" calcext:value-type="float">
            <text:p>6.2258573936546</text:p>
          </table:table-cell>
          <table:table-cell table:formula="of:=EXP([.$A9]/42)*6.5-6.5" office:value-type="float" office:value="10.3471773977967" calcext:value-type="float">
            <text:p>10.3471773977967</text:p>
          </table:table-cell>
          <table:table-cell table:formula="of:=EXP([.$A9]/80)*33-33" office:value-type="float" office:value="21.4078019331042" calcext:value-type="float">
            <text:p>21.4078019331042</text:p>
          </table:table-cell>
        </table:table-row>
        <table:table-row table:style-name="ro1">
          <table:table-cell table:formula="of:=[.A9]+5" office:value-type="float" office:value="45" calcext:value-type="float">
            <text:p>45</text:p>
          </table:table-cell>
          <table:table-cell/>
          <table:table-cell table:formula="of:=127-LOG(128/([.A10] + 7))*(100)" office:value-type="float" office:value="87.8793373986931" calcext:value-type="float">
            <text:p>87.8793373986931</text:p>
          </table:table-cell>
          <table:table-cell table:formula="of:= 40 * LOG10([.A10]/127)" office:value-type="float" office:value="-18.0236482872245" calcext:value-type="float">
            <text:p>-18.0236482872245</text:p>
          </table:table-cell>
          <table:table-cell table:formula="of:=LOG10( 2 * ([.A10] / 127))*20" office:value-type="float" office:value="-2.99122423033264" calcext:value-type="float">
            <text:p>-2.99122423033264</text:p>
          </table:table-cell>
          <table:table-cell/>
          <table:table-cell table:formula="of:=EXP([.$A10]/50)*11-11" office:value-type="float" office:value="16.0556342227264" calcext:value-type="float">
            <text:p>16.0556342227264</text:p>
          </table:table-cell>
          <table:table-cell table:formula="of:=EXP([.A10]/127)*75-75" office:value-type="float" office:value="31.8919832460386" calcext:value-type="float">
            <text:p>31.8919832460386</text:p>
          </table:table-cell>
          <table:table-cell table:formula="of:=EXP([.A10]/60)*17-17" office:value-type="float" office:value="18.9890002824155" calcext:value-type="float">
            <text:p>18.9890002824155</text:p>
          </table:table-cell>
          <table:table-cell table:formula="of:=EXP([.$A10]/32)*2.5-2.5" office:value-type="float" office:value="7.70156083756615" calcext:value-type="float">
            <text:p>7.70156083756615</text:p>
          </table:table-cell>
          <table:table-cell table:formula="of:=EXP([.$A10]/42)*6.5-6.5" office:value-type="float" office:value="12.4770574768337" calcext:value-type="float">
            <text:p>12.4770574768337</text:p>
          </table:table-cell>
          <table:table-cell table:formula="of:=EXP([.$A10]/80)*33-33" office:value-type="float" office:value="24.9168036796899" calcext:value-type="float">
            <text:p>24.9168036796899</text:p>
          </table:table-cell>
        </table:table-row>
        <table:table-row table:style-name="ro1">
          <table:table-cell table:formula="of:=[.A10]+5" office:value-type="float" office:value="50" calcext:value-type="float">
            <text:p>50</text:p>
          </table:table-cell>
          <table:table-cell/>
          <table:table-cell table:formula="of:=127-LOG(128/([.A11] + 7))*(100)" office:value-type="float" office:value="91.8664886024623" calcext:value-type="float">
            <text:p>91.8664886024623</text:p>
          </table:table-cell>
          <table:table-cell table:formula="of:= 40 * LOG10([.A11]/127)" office:value-type="float" office:value="-16.1933486647975" calcext:value-type="float">
            <text:p>-16.1933486647975</text:p>
          </table:table-cell>
          <table:table-cell table:formula="of:=LOG10( 2 * ([.A11] / 127))*20" office:value-type="float" office:value="-2.07607441911914" calcext:value-type="float">
            <text:p>-2.07607441911914</text:p>
          </table:table-cell>
          <table:table-cell/>
          <table:table-cell table:formula="of:=EXP([.$A11]/50)*11-11" office:value-type="float" office:value="18.9011001130495" calcext:value-type="float">
            <text:p>18.9011001130495</text:p>
          </table:table-cell>
          <table:table-cell table:formula="of:=EXP([.A11]/127)*75-75" office:value-type="float" office:value="36.1842684391838" calcext:value-type="float">
            <text:p>36.1842684391838</text:p>
          </table:table-cell>
          <table:table-cell table:formula="of:=EXP([.A11]/60)*17-17" office:value-type="float" office:value="22.116590145178" calcext:value-type="float">
            <text:p>22.116590145178</text:p>
          </table:table-cell>
          <table:table-cell table:formula="of:=EXP([.$A11]/32)*2.5-2.5" office:value-type="float" office:value="9.42683295491901" calcext:value-type="float">
            <text:p>9.42683295491901</text:p>
          </table:table-cell>
          <table:table-cell table:formula="of:=EXP([.$A11]/42)*6.5-6.5" office:value-type="float" office:value="14.8762045698022" calcext:value-type="float">
            <text:p>14.8762045698022</text:p>
          </table:table-cell>
          <table:table-cell table:formula="of:=EXP([.$A11]/80)*33-33" office:value-type="float" office:value="28.6521165952633" calcext:value-type="float">
            <text:p>28.6521165952633</text:p>
          </table:table-cell>
        </table:table-row>
        <table:table-row table:style-name="ro1">
          <table:table-cell table:formula="of:=[.A11]+5" office:value-type="float" office:value="55" calcext:value-type="float">
            <text:p>55</text:p>
          </table:table-cell>
          <table:table-cell/>
          <table:table-cell table:formula="of:=127-LOG(128/([.A12] + 7))*(100)" office:value-type="float" office:value="95.5181719850386" calcext:value-type="float">
            <text:p>95.5181719850386</text:p>
          </table:table-cell>
          <table:table-cell table:formula="of:= 40 * LOG10([.A12]/127)" office:value-type="float" office:value="-14.5376412584685" calcext:value-type="float">
            <text:p>-14.5376412584685</text:p>
          </table:table-cell>
          <table:table-cell table:formula="of:=LOG10( 2 * ([.A12] / 127))*20" office:value-type="float" office:value="-1.24822071595464" calcext:value-type="float">
            <text:p>-1.24822071595464</text:p>
          </table:table-cell>
          <table:table-cell/>
          <table:table-cell table:formula="of:=EXP([.$A12]/50)*11-11" office:value-type="float" office:value="22.0458262634108" calcext:value-type="float">
            <text:p>22.0458262634108</text:p>
          </table:table-cell>
          <table:table-cell table:formula="of:=EXP([.A12]/127)*75-75" office:value-type="float" office:value="40.6489118543379" calcext:value-type="float">
            <text:p>40.6489118543379</text:p>
          </table:table-cell>
          <table:table-cell table:formula="of:=EXP([.A12]/60)*17-17" office:value-type="float" office:value="25.5159802322562" calcext:value-type="float">
            <text:p>25.5159802322562</text:p>
          </table:table-cell>
          <table:table-cell table:formula="of:=EXP([.$A12]/32)*2.5-2.5" office:value-type="float" office:value="11.4438804119782" calcext:value-type="float">
            <text:p>11.4438804119782</text:p>
          </table:table-cell>
          <table:table-cell table:formula="of:=EXP([.$A12]/42)*6.5-6.5" office:value-type="float" office:value="17.5786603701784" calcext:value-type="float">
            <text:p>17.5786603701784</text:p>
          </table:table-cell>
          <table:table-cell table:formula="of:=EXP([.$A12]/80)*33-33" office:value-type="float" office:value="32.6283364962156" calcext:value-type="float">
            <text:p>32.6283364962156</text:p>
          </table:table-cell>
        </table:table-row>
        <table:table-row table:style-name="ro1">
          <table:table-cell table:formula="of:=[.A12]+5" office:value-type="float" office:value="60" calcext:value-type="float">
            <text:p>60</text:p>
          </table:table-cell>
          <table:table-cell/>
          <table:table-cell table:formula="of:=127-LOG(128/([.A13] + 7))*(100)" office:value-type="float" office:value="98.8864833052958" calcext:value-type="float">
            <text:p>98.8864833052958</text:p>
          </table:table-cell>
          <table:table-cell table:formula="of:= 40 * LOG10([.A13]/127)" office:value-type="float" office:value="-13.0260988228925" calcext:value-type="float">
            <text:p>-13.0260988228925</text:p>
          </table:table-cell>
          <table:table-cell table:formula="of:=LOG10( 2 * ([.A13] / 127))*20" office:value-type="float" office:value="-0.492449498166641" calcext:value-type="float">
            <text:p>-0.492449498166641</text:p>
          </table:table-cell>
          <table:table-cell/>
          <table:table-cell table:formula="of:=EXP([.$A13]/50)*11-11" office:value-type="float" office:value="25.521286150102" calcext:value-type="float">
            <text:p>25.521286150102</text:p>
          </table:table-cell>
          <table:table-cell table:formula="of:=EXP([.A13]/127)*75-75" office:value-type="float" office:value="45.2928345965435" calcext:value-type="float">
            <text:p>45.2928345965435</text:p>
          </table:table-cell>
          <table:table-cell table:formula="of:=EXP([.A13]/60)*17-17" office:value-type="float" office:value="29.2107910838038" calcext:value-type="float">
            <text:p>29.2107910838038</text:p>
          </table:table-cell>
          <table:table-cell table:formula="of:=EXP([.$A13]/32)*2.5-2.5" office:value-type="float" office:value="13.8020478008253" calcext:value-type="float">
            <text:p>13.8020478008253</text:p>
          </table:table-cell>
          <table:table-cell table:formula="of:=EXP([.$A13]/42)*6.5-6.5" office:value-type="float" office:value="20.6227702433876" calcext:value-type="float">
            <text:p>20.6227702433876</text:p>
          </table:table-cell>
          <table:table-cell table:formula="of:=EXP([.$A13]/80)*33-33" office:value-type="float" office:value="36.8610005482183" calcext:value-type="float">
            <text:p>36.8610005482183</text:p>
          </table:table-cell>
        </table:table-row>
        <table:table-row table:style-name="ro1">
          <table:table-cell table:formula="of:=[.A13]+5" office:value-type="float" office:value="65" calcext:value-type="float">
            <text:p>65</text:p>
          </table:table-cell>
          <table:table-cell/>
          <table:table-cell table:formula="of:=127-LOG(128/([.A14] + 7))*(100)" office:value-type="float" office:value="102.01225267834" calcext:value-type="float">
            <text:p>102.01225267834</text:p>
          </table:table-cell>
          <table:table-cell table:formula="of:= 40 * LOG10([.A14]/127)" office:value-type="float" office:value="-11.6356145725241" calcext:value-type="float">
            <text:p>-11.6356145725241</text:p>
          </table:table-cell>
          <table:table-cell table:formula="of:=LOG10( 2 * ([.A14] / 127))*20" office:value-type="float" office:value="0.202792627017598" calcext:value-type="float">
            <text:p>0.202792627017598</text:p>
          </table:table-cell>
          <table:table-cell/>
          <table:table-cell table:formula="of:=EXP([.$A14]/50)*11-11" office:value-type="float" office:value="29.3622633438117" calcext:value-type="float">
            <text:p>29.3622633438117</text:p>
          </table:table-cell>
          <table:table-cell table:formula="of:=EXP([.A14]/127)*75-75" office:value-type="float" office:value="50.1232356902508" calcext:value-type="float">
            <text:p>50.1232356902508</text:p>
          </table:table-cell>
          <table:table-cell table:formula="of:=EXP([.A14]/60)*17-17" office:value-type="float" office:value="33.2266959605658" calcext:value-type="float">
            <text:p>33.2266959605658</text:p>
          </table:table-cell>
          <table:table-cell table:formula="of:=EXP([.$A14]/32)*2.5-2.5" office:value-type="float" office:value="16.5590247942818" calcext:value-type="float">
            <text:p>16.5590247942818</text:p>
          </table:table-cell>
          <table:table-cell table:formula="of:=EXP([.$A14]/42)*6.5-6.5" office:value-type="float" office:value="24.0517273123174" calcext:value-type="float">
            <text:p>24.0517273123174</text:p>
          </table:table-cell>
          <table:table-cell table:formula="of:=EXP([.$A14]/80)*33-33" office:value-type="float" office:value="41.3666479780359" calcext:value-type="float">
            <text:p>41.3666479780359</text:p>
          </table:table-cell>
        </table:table-row>
        <table:table-row table:style-name="ro1">
          <table:table-cell table:formula="of:=[.A14]+5" office:value-type="float" office:value="70" calcext:value-type="float">
            <text:p>70</text:p>
          </table:table-cell>
          <table:table-cell/>
          <table:table-cell table:formula="of:=127-LOG(128/([.A15] + 7))*(100)" office:value-type="float" office:value="104.928075552461" calcext:value-type="float">
            <text:p>104.928075552461</text:p>
          </table:table-cell>
          <table:table-cell table:formula="of:= 40 * LOG10([.A15]/127)" office:value-type="float" office:value="-10.348227237668" calcext:value-type="float">
            <text:p>-10.348227237668</text:p>
          </table:table-cell>
          <table:table-cell table:formula="of:=LOG10( 2 * ([.A15] / 127))*20" office:value-type="float" office:value="0.846486294445624" calcext:value-type="float">
            <text:p>0.846486294445624</text:p>
          </table:table-cell>
          <table:table-cell/>
          <table:table-cell table:formula="of:=EXP([.$A15]/50)*11-11" office:value-type="float" office:value="33.6071996352914" calcext:value-type="float">
            <text:p>33.6071996352914</text:p>
          </table:table-cell>
          <table:table-cell table:formula="of:=EXP([.A15]/127)*75-75" office:value-type="float" office:value="55.1476032392699" calcext:value-type="float">
            <text:p>55.1476032392699</text:p>
          </table:table-cell>
          <table:table-cell table:formula="of:=EXP([.A15]/60)*17-17" office:value-type="float" office:value="37.5915992336105" calcext:value-type="float">
            <text:p>37.5915992336105</text:p>
          </table:table-cell>
          <table:table-cell table:formula="of:=EXP([.$A15]/32)*2.5-2.5" office:value-type="float" office:value="19.7822574529968" calcext:value-type="float">
            <text:p>19.7822574529968</text:p>
          </table:table-cell>
          <table:table-cell table:formula="of:=EXP([.$A15]/42)*6.5-6.5" office:value-type="float" office:value="27.9141853280552" calcext:value-type="float">
            <text:p>27.9141853280552</text:p>
          </table:table-cell>
          <table:table-cell table:formula="of:=EXP([.$A15]/80)*33-33" office:value-type="float" office:value="46.1628847009142" calcext:value-type="float">
            <text:p>46.1628847009142</text:p>
          </table:table-cell>
        </table:table-row>
        <table:table-row table:style-name="ro1">
          <table:table-cell table:formula="of:=[.A15]+5" office:value-type="float" office:value="75" calcext:value-type="float">
            <text:p>75</text:p>
          </table:table-cell>
          <table:table-cell/>
          <table:table-cell table:formula="of:=127-LOG(128/([.A16] + 7))*(100)" office:value-type="float" office:value="107.660388273585" calcext:value-type="float">
            <text:p>107.660388273585</text:p>
          </table:table-cell>
          <table:table-cell table:formula="of:= 40 * LOG10([.A16]/127)" office:value-type="float" office:value="-9.14969830257028" calcext:value-type="float">
            <text:p>-9.14969830257028</text:p>
          </table:table-cell>
          <table:table-cell table:formula="of:=LOG10( 2 * ([.A16] / 127))*20" office:value-type="float" office:value="1.44575076199449" calcext:value-type="float">
            <text:p>1.44575076199449</text:p>
          </table:table-cell>
          <table:table-cell/>
          <table:table-cell table:formula="of:=EXP([.$A16]/50)*11-11" office:value-type="float" office:value="38.2985797737187" calcext:value-type="float">
            <text:p>38.2985797737187</text:p>
          </table:table-cell>
          <table:table-cell table:formula="of:=EXP([.A16]/127)*75-75" office:value-type="float" office:value="60.3737260348534" calcext:value-type="float">
            <text:p>60.3737260348534</text:p>
          </table:table-cell>
          <table:table-cell table:formula="of:=EXP([.A16]/60)*17-17" office:value-type="float" office:value="42.3358302768513" calcext:value-type="float">
            <text:p>42.3358302768513</text:p>
          </table:table-cell>
          <table:table-cell table:formula="of:=EXP([.$A16]/32)*2.5-2.5" office:value-type="float" office:value="23.5505982105965" calcext:value-type="float">
            <text:p>23.5505982105965</text:p>
          </table:table-cell>
          <table:table-cell table:formula="of:=EXP([.$A16]/42)*6.5-6.5" office:value-type="float" office:value="32.2649490219247" calcext:value-type="float">
            <text:p>32.2649490219247</text:p>
          </table:table-cell>
          <table:table-cell table:formula="of:=EXP([.$A16]/80)*33-33" office:value-type="float" office:value="51.2684521160766" calcext:value-type="float">
            <text:p>51.2684521160766</text:p>
          </table:table-cell>
        </table:table-row>
        <table:table-row table:style-name="ro1">
          <table:table-cell table:formula="of:=[.A16]+5" office:value-type="float" office:value="80" calcext:value-type="float">
            <text:p>80</text:p>
          </table:table-cell>
          <table:table-cell/>
          <table:table-cell table:formula="of:=127-LOG(128/([.A17] + 7))*(100)" office:value-type="float" office:value="110.230928297075" calcext:value-type="float">
            <text:p>110.230928297075</text:p>
          </table:table-cell>
          <table:table-cell table:formula="of:= 40 * LOG10([.A17]/127)" office:value-type="float" office:value="-8.02854935856053" calcext:value-type="float">
            <text:p>-8.02854935856053</text:p>
          </table:table-cell>
          <table:table-cell table:formula="of:=LOG10( 2 * ([.A17] / 127))*20" office:value-type="float" office:value="2.00632523399936" calcext:value-type="float">
            <text:p>2.00632523399936</text:p>
          </table:table-cell>
          <table:table-cell/>
          <table:table-cell table:formula="of:=EXP([.$A17]/50)*11-11" office:value-type="float" office:value="43.4833566683463" calcext:value-type="float">
            <text:p>43.4833566683463</text:p>
          </table:table-cell>
          <table:table-cell table:formula="of:=EXP([.A17]/127)*75-75" office:value-type="float" office:value="65.8097056299073" calcext:value-type="float">
            <text:p>65.8097056299073</text:p>
          </table:table-cell>
          <table:table-cell table:formula="of:=EXP([.A17]/60)*17-17" office:value-type="float" office:value="47.492354209614" calcext:value-type="float">
            <text:p>47.492354209614</text:p>
          </table:table-cell>
          <table:table-cell table:formula="of:=EXP([.$A17]/32)*2.5-2.5" office:value-type="float" office:value="27.9562349017587" calcext:value-type="float">
            <text:p>27.9562349017587</text:p>
          </table:table-cell>
          <table:table-cell table:formula="of:=EXP([.$A17]/42)*6.5-6.5" office:value-type="float" office:value="37.1657517342818" calcext:value-type="float">
            <text:p>37.1657517342818</text:p>
          </table:table-cell>
          <table:table-cell table:formula="of:=EXP([.$A17]/80)*33-33" office:value-type="float" office:value="56.7033003391485" calcext:value-type="float">
            <text:p>56.7033003391485</text:p>
          </table:table-cell>
        </table:table-row>
        <table:table-row table:style-name="ro1">
          <table:table-cell table:formula="of:=[.A17]+5" office:value-type="float" office:value="85" calcext:value-type="float">
            <text:p>85</text:p>
          </table:table-cell>
          <table:table-cell/>
          <table:table-cell table:formula="of:=127-LOG(128/([.A18] + 7))*(100)" office:value-type="float" office:value="112.657785769769" calcext:value-type="float">
            <text:p>112.657785769769</text:p>
          </table:table-cell>
          <table:table-cell table:formula="of:= 40 * LOG10([.A18]/127)" office:value-type="float" office:value="-6.97539180966656" calcext:value-type="float">
            <text:p>-6.97539180966656</text:p>
          </table:table-cell>
          <table:table-cell table:formula="of:=LOG10( 2 * ([.A18] / 127))*20" office:value-type="float" office:value="2.53290400844634" calcext:value-type="float">
            <text:p>2.53290400844634</text:p>
          </table:table-cell>
          <table:table-cell/>
          <table:table-cell table:formula="of:=EXP([.$A18]/50)*11-11" office:value-type="float" office:value="49.2134213089992" calcext:value-type="float">
            <text:p>49.2134213089992</text:p>
          </table:table-cell>
          <table:table-cell table:formula="of:=EXP([.A18]/127)*75-75" office:value-type="float" office:value="71.4639688980442" calcext:value-type="float">
            <text:p>71.4639688980442</text:p>
          </table:table-cell>
          <table:table-cell table:formula="of:=EXP([.A18]/60)*17-17" office:value-type="float" office:value="53.097000953587" calcext:value-type="float">
            <text:p>53.097000953587</text:p>
          </table:table-cell>
          <table:table-cell table:formula="of:=EXP([.$A18]/32)*2.5-2.5" office:value-type="float" office:value="33.1069460245175" calcext:value-type="float">
            <text:p>33.1069460245175</text:p>
          </table:table-cell>
          <table:table-cell table:formula="of:=EXP([.$A18]/42)*6.5-6.5" office:value-type="float" office:value="42.6861313539079" calcext:value-type="float">
            <text:p>42.6861313539079</text:p>
          </table:table-cell>
          <table:table-cell table:formula="of:=EXP([.$A18]/80)*33-33" office:value-type="float" office:value="62.4886661576681" calcext:value-type="float">
            <text:p>62.4886661576681</text:p>
          </table:table-cell>
        </table:table-row>
        <table:table-row table:style-name="ro1">
          <table:table-cell table:formula="of:=[.A18]+5" office:value-type="float" office:value="90" calcext:value-type="float">
            <text:p>90</text:p>
          </table:table-cell>
          <table:table-cell/>
          <table:table-cell table:formula="of:=127-LOG(128/([.A19] + 7))*(100)" office:value-type="float" office:value="114.956176461838" calcext:value-type="float">
            <text:p>114.956176461838</text:p>
          </table:table-cell>
          <table:table-cell table:formula="of:= 40 * LOG10([.A19]/127)" office:value-type="float" office:value="-5.98244846066528" calcext:value-type="float">
            <text:p>-5.98244846066528</text:p>
          </table:table-cell>
          <table:table-cell table:formula="of:=LOG10( 2 * ([.A19] / 127))*20" office:value-type="float" office:value="3.02937568294698" calcext:value-type="float">
            <text:p>3.02937568294698</text:p>
          </table:table-cell>
          <table:table-cell/>
          <table:table-cell table:formula="of:=EXP([.$A19]/50)*11-11" office:value-type="float" office:value="55.5461221085424" calcext:value-type="float">
            <text:p>55.5461221085424</text:p>
          </table:table-cell>
          <table:table-cell table:formula="of:=EXP([.A19]/127)*75-75" office:value-type="float" office:value="77.3452810969519" calcext:value-type="float">
            <text:p>77.3452810969519</text:p>
          </table:table-cell>
          <table:table-cell table:formula="of:=EXP([.A19]/60)*17-17" office:value-type="float" office:value="59.1887141957471" calcext:value-type="float">
            <text:p>59.1887141957471</text:p>
          </table:table-cell>
          <table:table-cell table:formula="of:=EXP([.$A19]/32)*2.5-2.5" office:value-type="float" office:value="39.1287374090254" calcext:value-type="float">
            <text:p>39.1287374090254</text:p>
          </table:table-cell>
          <table:table-cell table:formula="of:=EXP([.$A19]/42)*6.5-6.5" office:value-type="float" office:value="48.9044169967769" calcext:value-type="float">
            <text:p>48.9044169967769</text:p>
          </table:table-cell>
          <table:table-cell table:formula="of:=EXP([.$A19]/80)*33-33" office:value-type="float" office:value="68.647156014295" calcext:value-type="float">
            <text:p>68.647156014295</text:p>
          </table:table-cell>
        </table:table-row>
        <table:table-row table:style-name="ro1">
          <table:table-cell table:formula="of:=[.A19]+5" office:value-type="float" office:value="95" calcext:value-type="float">
            <text:p>95</text:p>
          </table:table-cell>
          <table:table-cell/>
          <table:table-cell table:formula="of:=127-LOG(128/([.A20] + 7))*(100)" office:value-type="float" office:value="117.139020211405" calcext:value-type="float">
            <text:p>117.139020211405</text:p>
          </table:table-cell>
          <table:table-cell table:formula="of:= 40 * LOG10([.A20]/127)" office:value-type="float" office:value="-5.04320462668436" calcext:value-type="float">
            <text:p>-5.04320462668436</text:p>
          </table:table-cell>
          <table:table-cell table:formula="of:=LOG10( 2 * ([.A20] / 127))*20" office:value-type="float" office:value="3.49899759993744" calcext:value-type="float">
            <text:p>3.49899759993744</text:p>
          </table:table-cell>
          <table:table-cell/>
          <table:table-cell table:formula="of:=EXP([.$A20]/50)*11-11" office:value-type="float" office:value="62.544838865072" calcext:value-type="float">
            <text:p>62.544838865072</text:p>
          </table:table-cell>
          <table:table-cell table:formula="of:=EXP([.A20]/127)*75-75" office:value-type="float" office:value="83.4627594563239" calcext:value-type="float">
            <text:p>83.4627594563239</text:p>
          </table:table-cell>
          <table:table-cell table:formula="of:=EXP([.A20]/60)*17-17" office:value-type="float" office:value="65.8098219871731" calcext:value-type="float">
            <text:p>65.8098219871731</text:p>
          </table:table-cell>
          <table:table-cell table:formula="of:=EXP([.$A20]/32)*2.5-2.5" office:value-type="float" office:value="46.1689247956381" calcext:value-type="float">
            <text:p>46.1689247956381</text:p>
          </table:table-cell>
          <table:table-cell table:formula="of:=EXP([.$A20]/42)*6.5-6.5" office:value-type="float" office:value="55.9088404242603" calcext:value-type="float">
            <text:p>55.9088404242603</text:p>
          </table:table-cell>
          <table:table-cell table:formula="of:=EXP([.$A20]/80)*33-33" office:value-type="float" office:value="75.2028343419762" calcext:value-type="float">
            <text:p>75.2028343419762</text:p>
          </table:table-cell>
        </table:table-row>
        <table:table-row table:style-name="ro1">
          <table:table-cell table:formula="of:=[.A20]+5" office:value-type="float" office:value="100" calcext:value-type="float">
            <text:p>100</text:p>
          </table:table-cell>
          <table:table-cell/>
          <table:table-cell table:formula="of:=127-LOG(128/([.A21] + 7))*(100)" office:value-type="float" office:value="119.217380803734" calcext:value-type="float">
            <text:p>119.217380803734</text:p>
          </table:table-cell>
          <table:table-cell table:formula="of:= 40 * LOG10([.A21]/127)" office:value-type="float" office:value="-4.15214883823827" calcext:value-type="float">
            <text:p>-4.15214883823827</text:p>
          </table:table-cell>
          <table:table-cell table:formula="of:=LOG10( 2 * ([.A21] / 127))*20" office:value-type="float" office:value="3.94452549416049" calcext:value-type="float">
            <text:p>3.94452549416049</text:p>
          </table:table-cell>
          <table:table-cell/>
          <table:table-cell table:formula="of:=EXP([.$A21]/50)*11-11" office:value-type="float" office:value="70.2796170882372" calcext:value-type="float">
            <text:p>70.2796170882372</text:p>
          </table:table-cell>
          <table:table-cell table:formula="of:=EXP([.A21]/127)*75-75" office:value-type="float" office:value="89.8258873114198" calcext:value-type="float">
            <text:p>89.8258873114198</text:p>
          </table:table-cell>
          <table:table-cell table:formula="of:=EXP([.A21]/60)*17-17" office:value-type="float" office:value="73.0063308579905" calcext:value-type="float">
            <text:p>73.0063308579905</text:p>
          </table:table-cell>
          <table:table-cell table:formula="of:=EXP([.$A21]/32)*2.5-2.5" office:value-type="float" office:value="54.3997377338168" calcext:value-type="float">
            <text:p>54.3997377338168</text:p>
          </table:table-cell>
          <table:table-cell table:formula="of:=EXP([.$A21]/42)*6.5-6.5" office:value-type="float" office:value="63.7987879707742" calcext:value-type="float">
            <text:p>63.7987879707742</text:p>
          </table:table-cell>
          <table:table-cell table:formula="of:=EXP([.$A21]/80)*33-33" office:value-type="float" office:value="82.1813175962408" calcext:value-type="float">
            <text:p>82.1813175962408</text:p>
          </table:table-cell>
        </table:table-row>
        <table:table-row table:style-name="ro1">
          <table:table-cell table:formula="of:=[.A21]+5" office:value-type="float" office:value="105" calcext:value-type="float">
            <text:p>105</text:p>
          </table:table-cell>
          <table:table-cell/>
          <table:table-cell table:formula="of:=127-LOG(128/([.A22] + 7))*(100)" office:value-type="float" office:value="121.200805302231" calcext:value-type="float">
            <text:p>121.200805302231</text:p>
          </table:table-cell>
          <table:table-cell table:formula="of:= 40 * LOG10([.A22]/127)" office:value-type="float" office:value="-3.30457687544075" calcext:value-type="float">
            <text:p>-3.30457687544075</text:p>
          </table:table-cell>
          <table:table-cell table:formula="of:=LOG10( 2 * ([.A22] / 127))*20" office:value-type="float" office:value="4.36831147555925" calcext:value-type="float">
            <text:p>4.36831147555925</text:p>
          </table:table-cell>
          <table:table-cell/>
          <table:table-cell table:formula="of:=EXP([.$A22]/50)*11-11" office:value-type="float" office:value="78.8278690382442" calcext:value-type="float">
            <text:p>78.8278690382442</text:p>
          </table:table-cell>
          <table:table-cell table:formula="of:=EXP([.A22]/127)*75-75" office:value-type="float" office:value="96.4445288041629" calcext:value-type="float">
            <text:p>96.4445288041629</text:p>
          </table:table-cell>
          <table:table-cell table:formula="of:=EXP([.A22]/60)*17-17" office:value-type="float" office:value="80.8282454920974" calcext:value-type="float">
            <text:p>80.8282454920974</text:p>
          </table:table-cell>
          <table:table-cell table:formula="of:=EXP([.$A22]/32)*2.5-2.5" office:value-type="float" office:value="64.0225329668122" calcext:value-type="float">
            <text:p>64.0225329668122</text:p>
          </table:table-cell>
          <table:table-cell table:formula="of:=EXP([.$A22]/42)*6.5-6.5" office:value-type="float" office:value="72.6862107445726" calcext:value-type="float">
            <text:p>72.6862107445726</text:p>
          </table:table-cell>
          <table:table-cell table:formula="of:=EXP([.$A22]/80)*33-33" office:value-type="float" office:value="89.6098743520564" calcext:value-type="float">
            <text:p>89.6098743520564</text:p>
          </table:table-cell>
        </table:table-row>
        <table:table-row table:style-name="ro1">
          <table:table-cell table:formula="of:=[.A22]+5" office:value-type="float" office:value="110" calcext:value-type="float">
            <text:p>110</text:p>
          </table:table-cell>
          <table:table-cell/>
          <table:table-cell table:formula="of:=127-LOG(128/([.A23] + 7))*(100)" office:value-type="float" office:value="123.097589209829" calcext:value-type="float">
            <text:p>123.097589209829</text:p>
          </table:table-cell>
          <table:table-cell table:formula="of:= 40 * LOG10([.A23]/127)" office:value-type="float" office:value="-2.49644143190927" calcext:value-type="float">
            <text:p>-2.49644143190927</text:p>
          </table:table-cell>
          <table:table-cell table:formula="of:=LOG10( 2 * ([.A23] / 127))*20" office:value-type="float" office:value="4.77237919732499" calcext:value-type="float">
            <text:p>4.77237919732499</text:p>
          </table:table-cell>
          <table:table-cell/>
          <table:table-cell table:formula="of:=EXP([.$A23]/50)*11-11" office:value-type="float" office:value="88.2751484937754" calcext:value-type="float">
            <text:p>88.2751484937754</text:p>
          </table:table-cell>
          <table:table-cell table:formula="of:=EXP([.A23]/127)*75-75" office:value-type="float" office:value="103.328944174566" calcext:value-type="float">
            <text:p>103.328944174566</text:p>
          </table:table-cell>
          <table:table-cell table:formula="of:=EXP([.A23]/60)*17-17" office:value-type="float" office:value="89.3299161829176" calcext:value-type="float">
            <text:p>89.3299161829176</text:p>
          </table:table-cell>
          <table:table-cell table:formula="of:=EXP([.$A23]/32)*2.5-2.5" office:value-type="float" office:value="75.2727203774192" calcext:value-type="float">
            <text:p>75.2727203774192</text:p>
          </table:table-cell>
          <table:table-cell table:formula="of:=EXP([.$A23]/42)*6.5-6.5" office:value-type="float" office:value="82.6972131111381" calcext:value-type="float">
            <text:p>82.6972131111381</text:p>
          </table:table-cell>
          <table:table-cell table:formula="of:=EXP([.$A23]/80)*33-33" office:value-type="float" office:value="97.517531856379" calcext:value-type="float">
            <text:p>97.517531856379</text:p>
          </table:table-cell>
        </table:table-row>
        <table:table-row table:style-name="ro1">
          <table:table-cell table:formula="of:=[.A23]+5" office:value-type="float" office:value="115" calcext:value-type="float">
            <text:p>115</text:p>
          </table:table-cell>
          <table:table-cell/>
          <table:table-cell table:formula="of:=127-LOG(128/([.A24] + 7))*(100)" office:value-type="float" office:value="124.914986102688" calcext:value-type="float">
            <text:p>124.914986102688</text:p>
          </table:table-cell>
          <table:table-cell table:formula="of:= 40 * LOG10([.A24]/127)" office:value-type="float" office:value="-1.72423522409381" calcext:value-type="float">
            <text:p>-1.72423522409381</text:p>
          </table:table-cell>
          <table:table-cell table:formula="of:=LOG10( 2 * ([.A24] / 127))*20" office:value-type="float" office:value="5.15848230123272" calcext:value-type="float">
            <text:p>5.15848230123272</text:p>
          </table:table-cell>
          <table:table-cell/>
          <table:table-cell table:formula="of:=EXP([.$A24]/50)*11-11" office:value-type="float" office:value="98.7160070029619" calcext:value-type="float">
            <text:p>98.7160070029619</text:p>
          </table:table-cell>
          <table:table-cell table:formula="of:=EXP([.A24]/127)*75-75" office:value-type="float" office:value="110.489805666188" calcext:value-type="float">
            <text:p>110.489805666188</text:p>
          </table:table-cell>
          <table:table-cell table:formula="of:=EXP([.A24]/60)*17-17" office:value-type="float" office:value="98.570416484466" calcext:value-type="float">
            <text:p>98.570416484466</text:p>
          </table:table-cell>
          <table:table-cell table:formula="of:=EXP([.$A24]/32)*2.5-2.5" office:value-type="float" office:value="88.4255220020236" calcext:value-type="float">
            <text:p>88.4255220020236</text:p>
          </table:table-cell>
          <table:table-cell table:formula="of:=EXP([.$A24]/42)*6.5-6.5" office:value-type="float" office:value="93.9738419982939" calcext:value-type="float">
            <text:p>93.9738419982939</text:p>
          </table:table-cell>
          <table:table-cell table:formula="of:=EXP([.$A24]/80)*33-33" office:value-type="float" office:value="105.935189452751" calcext:value-type="float">
            <text:p>105.935189452751</text:p>
          </table:table-cell>
        </table:table-row>
        <table:table-row table:style-name="ro1">
          <table:table-cell table:formula="of:=[.A24]+5" office:value-type="float" office:value="120" calcext:value-type="float">
            <text:p>120</text:p>
          </table:table-cell>
          <table:table-cell/>
          <table:table-cell table:formula="of:=127-LOG(128/([.A25] + 7))*(100)" office:value-type="float" office:value="126.659375130809" calcext:value-type="float">
            <text:p>126.659375130809</text:p>
          </table:table-cell>
          <table:table-cell table:formula="of:= 40 * LOG10([.A25]/127)" office:value-type="float" office:value="-0.984898996333282" calcext:value-type="float">
            <text:p>-0.984898996333282</text:p>
          </table:table-cell>
          <table:table-cell table:formula="of:=LOG10( 2 * ([.A25] / 127))*20" office:value-type="float" office:value="5.52815041511298" calcext:value-type="float">
            <text:p>5.52815041511298</text:p>
          </table:table-cell>
          <table:table-cell/>
          <table:table-cell table:formula="of:=EXP([.$A25]/50)*11-11" office:value-type="float" office:value="110.254940187058" calcext:value-type="float">
            <text:p>110.254940187058</text:p>
          </table:table-cell>
          <table:table-cell table:formula="of:=EXP([.A25]/127)*75-75" office:value-type="float" office:value="117.938214070285" calcext:value-type="float">
            <text:p>117.938214070285</text:p>
          </table:table-cell>
          <table:table-cell table:formula="of:=EXP([.A25]/60)*17-17" office:value-type="float" office:value="108.613953681821" calcext:value-type="float">
            <text:p>108.613953681821</text:p>
          </table:table-cell>
          <table:table-cell table:formula="of:=EXP([.$A25]/32)*2.5-2.5" office:value-type="float" office:value="103.802705000157" calcext:value-type="float">
            <text:p>103.802705000157</text:p>
          </table:table-cell>
          <table:table-cell table:formula="of:=EXP([.$A25]/42)*6.5-6.5" office:value-type="float" office:value="106.67610241163" calcext:value-type="float">
            <text:p>106.67610241163</text:p>
          </table:table-cell>
          <table:table-cell table:formula="of:=EXP([.$A25]/80)*33-33" office:value-type="float" office:value="114.895739321156" calcext:value-type="float">
            <text:p>114.895739321156</text:p>
          </table:table-cell>
        </table:table-row>
        <table:table-row table:style-name="ro1">
          <table:table-cell table:formula="of:=[.A25]+5" office:value-type="float" office:value="125" calcext:value-type="float">
            <text:p>125</text:p>
          </table:table-cell>
          <table:table-cell/>
          <table:table-cell table:formula="of:=127-LOG(128/([.A26] + 7))*(100)" office:value-type="float" office:value="128.336396155798" calcext:value-type="float">
            <text:p>128.336396155798</text:p>
          </table:table-cell>
          <table:table-cell table:formula="of:= 40 * LOG10([.A26]/127)" office:value-type="float" office:value="-0.275748317916018" calcext:value-type="float">
            <text:p>-0.275748317916018</text:p>
          </table:table-cell>
          <table:table-cell table:formula="of:=LOG10( 2 * ([.A26] / 127))*20" office:value-type="float" office:value="5.88272575432162" calcext:value-type="float">
            <text:p>5.88272575432162</text:p>
          </table:table-cell>
          <table:table-cell/>
          <table:table-cell table:formula="of:=EXP([.$A26]/50)*11-11" office:value-type="float" office:value="123.007433567738" calcext:value-type="float">
            <text:p>123.007433567738</text:p>
          </table:table-cell>
          <table:table-cell table:formula="of:=EXP([.A26]/127)*75-75" office:value-type="float" office:value="125.685715934289" calcext:value-type="float">
            <text:p>125.685715934289</text:p>
          </table:table-cell>
          <table:table-cell table:formula="of:=EXP([.A26]/60)*17-17" office:value-type="float" office:value="119.530314933143" calcext:value-type="float">
            <text:p>119.530314933143</text:p>
          </table:table-cell>
          <table:table-cell table:formula="of:=EXP([.$A26]/32)*2.5-2.5" office:value-type="float" office:value="121.780453293399" calcext:value-type="float">
            <text:p>121.780453293399</text:p>
          </table:table-cell>
          <table:table-cell table:formula="of:=EXP([.$A26]/42)*6.5-6.5" office:value-type="float" office:value="120.984227758556" calcext:value-type="float">
            <text:p>120.984227758556</text:p>
          </table:table-cell>
          <table:table-cell table:formula="of:=EXP([.$A26]/80)*33-33" office:value-type="float" office:value="124.434195004931" calcext:value-type="float">
            <text:p>124.4341950049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127-LOG(128/([.A27] + 7))*(100)" office:value-type="float" office:value="128.989482871694" calcext:value-type="float">
            <text:p>128.989482871694</text:p>
          </table:table-cell>
          <table:table-cell table:formula="of:= 40 * LOG10([.A27]/127)" office:value-type="float" office:value="0" calcext:value-type="float">
            <text:p>0</text:p>
          </table:table-cell>
          <table:table-cell table:formula="of:=LOG10( 2 * ([.A27] / 127))*20" office:value-type="float" office:value="6.02059991327962" calcext:value-type="float">
            <text:p>6.02059991327962</text:p>
          </table:table-cell>
          <table:table-cell/>
          <table:table-cell table:formula="of:=EXP([.$A27]/50)*11-11" office:value-type="float" office:value="128.476380679173" calcext:value-type="float">
            <text:p>128.476380679173</text:p>
          </table:table-cell>
          <table:table-cell table:formula="of:=EXP([.A27]/127)*75-75" office:value-type="float" office:value="128.871137134428" calcext:value-type="float">
            <text:p>128.871137134428</text:p>
          </table:table-cell>
          <table:table-cell table:formula="of:=EXP([.A27]/60)*17-17" office:value-type="float" office:value="124.158025455846" calcext:value-type="float">
            <text:p>124.158025455846</text:p>
          </table:table-cell>
          <table:table-cell table:formula="of:=EXP([.$A27]/32)*2.5-2.5" office:value-type="float" office:value="129.795853882623" calcext:value-type="float">
            <text:p>129.795853882623</text:p>
          </table:table-cell>
          <table:table-cell table:formula="of:=EXP([.$A27]/42)*6.5-6.5" office:value-type="float" office:value="127.201767071528" calcext:value-type="float">
            <text:p>127.201767071528</text:p>
          </table:table-cell>
          <table:table-cell table:formula="of:=EXP([.$A27]/80)*33-33" office:value-type="float" office:value="128.419660626147" calcext:value-type="float">
            <text:p>128.41966062614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>
            <draw:frame draw:z-index="1" draw:style-name="gr1" draw:text-style-name="P1" svg:width="6.3012in" svg:height="3.5413in" svg:x="0.4449in" svg:y="0.1571in">
              <draw:object draw:notify-on-update-of-ranges="Sheet1.A1:Sheet1.A27 Sheet1.I1:Sheet1.I2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21:27:10.048402140</meta:creation-date>
    <dc:date>2024-08-11T10:31:29.235867298</dc:date>
    <meta:editing-duration>PT35M49S</meta:editing-duration>
    <meta:editing-cycles>14</meta:editing-cycles>
    <meta:generator>LibreOffice/7.4.7.2$Linux_X86_64 LibreOffice_project/40$Build-2</meta:generator>
    <meta:document-statistic meta:table-count="1" meta:cell-count="27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8.996cm" xlink:href=".." xlink:type="simple" chart:class="chart:line" chart:style-name="ch1">
        <chart:legend chart:legend-position="end" svg:x="13.716cm" svg:y="3.95cm" style:legend-expansion="high" chart:style-name="ch2"/>
        <chart:plot-area chart:style-name="ch3" table:cell-range-address="Sheet1.A1:Sheet1.A27 Sheet1.G1:Sheet1.G27" svg:x="0.501cm" svg:y="0.251cm" svg:width="13.074cm" svg:height="8.636cm">
          <chart:coordinate-region svg:x="1.308cm" svg:y="0.45cm" svg:width="12.08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7" chart:class="chart:line">
            <chart:data-point chart:repeated="27"/>
          </chart:series>
          <chart:series chart:style-name="ch7" chart:values-cell-range-address="Sheet1.G1:Sheet1.G27" chart:class="chart:line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27</svg:desc>
                </draw:g>
              </table:table-cell>
              <table:table-cell office:value-type="float" office:value="0">
                <text:p>0</text:p>
                <draw:g>
                  <svg:desc>Sheet1.G1:Sheet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15688009883213">
                <text:p>1.156880098832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43543033976187">
                <text:p>2.435430339761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.84844688333603">
                <text:p>3.848446883336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.41007167405397">
                <text:p>5.41007167405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7.13593397770141">
                <text:p>7.13593397770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9.0433068042956">
                <text:p>9.0433068042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.1512797821752">
                <text:p>11.15127978217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.4809502134171">
                <text:p>13.4809502134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6.0556342227264">
                <text:p>16.05563422272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8.9011001130495">
                <text:p>18.9011001130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2.0458262634108">
                <text:p>22.0458262634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5.521286150102">
                <text:p>25.521286150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9.3622633438117">
                <text:p>29.3622633438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3.6071996352914">
                <text:p>33.60719963529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38.2985797737187">
                <text:p>38.2985797737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43.4833566683463">
                <text:p>43.4833566683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9.2134213089992">
                <text:p>49.2134213089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55.5461221085424">
                <text:p>55.54612210854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62.544838865072">
                <text:p>62.5448388650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70.2796170882372">
                <text:p>70.27961708823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78.8278690382442">
                <text:p>78.82786903824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88.2751484937754">
                <text:p>88.27514849377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98.7160070029619">
                <text:p>98.71600700296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110.254940187058">
                <text:p>110.2549401870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123.007433567738">
                <text:p>123.0074335677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7">
                <text:p>127</text:p>
              </table:table-cell>
              <table:table-cell office:value-type="float" office:value="128.476380679173">
                <text:p>128.4763806791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8.996cm" xlink:href=".." xlink:type="simple" chart:class="chart:line" chart:style-name="ch1">
        <chart:legend chart:legend-position="end" svg:x="13.743cm" svg:y="3.95cm" style:legend-expansion="high" chart:style-name="ch2"/>
        <chart:plot-area chart:style-name="ch3" table:cell-range-address="Sheet1.A1:Sheet1.A27 Sheet1.I1:Sheet1.I27" svg:x="0.501cm" svg:y="0.251cm" svg:width="13.074cm" svg:height="8.636cm">
          <chart:coordinate-region svg:x="1.308cm" svg:y="0.45cm" svg:width="12.08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7" chart:class="chart:line">
            <chart:data-point chart:repeated="27"/>
          </chart:series>
          <chart:series chart:style-name="ch7" chart:values-cell-range-address="Sheet1.I1:Sheet1.I27" chart:class="chart:line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27</svg:desc>
                </draw:g>
              </table:table-cell>
              <table:table-cell office:value-type="float" office:value="0">
                <text:p>0</text:p>
                <draw:g>
                  <svg:desc>Sheet1.I1:Sheet1.I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47736884186089">
                <text:p>1.477368841860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.08312701871598">
                <text:p>3.083127018715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.8284320836916">
                <text:p>4.82843208369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6.72541122646352">
                <text:p>6.72541122646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.78724553859963">
                <text:p>8.78724553859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.0282616019022">
                <text:p>11.02826160190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3.4640310361478">
                <text:p>13.46403103614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6.1114786979295">
                <text:p>16.11147869792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8.9890002824155">
                <text:p>18.9890002824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2.116590145178">
                <text:p>22.1165901451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5.5159802322562">
                <text:p>25.51598023225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9.2107910838038">
                <text:p>29.21079108380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3.2266959605658">
                <text:p>33.22669596056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7.5915992336105">
                <text:p>37.5915992336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42.3358302768513">
                <text:p>42.33583027685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47.492354209614">
                <text:p>47.4923542096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53.097000953587">
                <text:p>53.0970009535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59.1887141957471">
                <text:p>59.18871419574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65.8098219871731">
                <text:p>65.80982198717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73.0063308579905">
                <text:p>73.0063308579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80.8282454920974">
                <text:p>80.82824549209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89.3299161829176">
                <text:p>89.32991618291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98.570416484466">
                <text:p>98.5704164844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108.613953681821">
                <text:p>108.6139536818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119.530314933143">
                <text:p>119.5303149331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7">
                <text:p>127</text:p>
              </table:table-cell>
              <table:table-cell office:value-type="float" office:value="124.158025455846">
                <text:p>124.1580254558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